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05492" officeooo:paragraph-rsid="0020549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05492" officeooo:paragraph-rsid="002058f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1cccf" officeooo:paragraph-rsid="0021ccc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cccf" officeooo:paragraph-rsid="0018416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69b97" officeooo:paragraph-rsid="002058f7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6c75a" officeooo:paragraph-rsid="0023474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c75a" officeooo:paragraph-rsid="0018416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3474c" officeooo:paragraph-rsid="0023474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paragraph-rsid="0023593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paragraph-rsid="00298fc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paragraph-rsid="0029da0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paragraph-rsid="002f4c5b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paragraph-rsid="003a4aa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78f21" officeooo:paragraph-rsid="00278f2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4aa5c" officeooo:paragraph-rsid="003c3d63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a4aad" officeooo:paragraph-rsid="003a4aa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c3d63" officeooo:paragraph-rsid="003c3d63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fo:font-weight="bold" officeooo:rsid="00259c1f" officeooo:paragraph-rsid="00259c1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Ubuntu" fo:font-size="14pt" fo:font-weight="bold" officeooo:rsid="0023474c" officeooo:paragraph-rsid="0023474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u" fo:font-size="14pt" officeooo:rsid="0023f65c" officeooo:paragraph-rsid="0023f65c" fo:background-color="#ddddd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3f65c" officeooo:paragraph-rsid="00259c1f" fo:background-color="#ddddd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59c1f" officeooo:paragraph-rsid="00259c1f" fo:background-color="#dddddd" style:font-size-asian="14pt" style:font-size-complex="14pt"/>
    </style:style>
    <style:style style:name="P2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2058f7"/>
    </style:style>
    <style:style style:name="T2" style:family="text">
      <style:text-properties officeooo:rsid="0021cccf"/>
    </style:style>
    <style:style style:name="T3" style:family="text">
      <style:text-properties officeooo:rsid="002347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7d2c" style:font-weight-asian="bold" style:font-weight-complex="bold"/>
    </style:style>
    <style:style style:name="T6" style:family="text">
      <style:text-properties fo:font-weight="bold" officeooo:rsid="003a4aad" style:font-weight-asian="bold" style:font-weight-complex="bold"/>
    </style:style>
    <style:style style:name="T7" style:family="text">
      <style:text-properties officeooo:rsid="00235930"/>
    </style:style>
    <style:style style:name="T8" style:family="text">
      <style:text-properties officeooo:rsid="0023d1f6"/>
    </style:style>
    <style:style style:name="T9" style:family="text">
      <style:text-properties officeooo:rsid="0023f65c"/>
    </style:style>
    <style:style style:name="T10" style:family="text">
      <style:text-properties officeooo:rsid="0023f65c" fo:background-color="#dddddd" loext:char-shading-value="0"/>
    </style:style>
    <style:style style:name="T11" style:family="text">
      <style:text-properties officeooo:rsid="0023f65c" fo:background-color="#dddddd" loext:char-shading-value="0"/>
    </style:style>
    <style:style style:name="T12" style:family="text">
      <style:text-properties officeooo:rsid="00259c1f" fo:background-color="#dddddd" loext:char-shading-value="0"/>
    </style:style>
    <style:style style:name="T13" style:family="text">
      <style:text-properties officeooo:rsid="00259c1f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3f65c" fo:background-color="transparent" loext:char-shading-value="0"/>
    </style:style>
    <style:style style:name="T16" style:family="text">
      <style:text-properties officeooo:rsid="0023f65c" fo:background-color="transparent" loext:char-shading-value="0"/>
    </style:style>
    <style:style style:name="T17" style:family="text">
      <style:text-properties officeooo:rsid="003a4aad"/>
    </style:style>
    <style:style style:name="T18" style:family="text">
      <style:text-properties officeooo:rsid="003c3d63"/>
    </style:style>
    <style:style style:name="T19" style:family="text">
      <style:text-properties officeooo:rsid="003c93de"/>
    </style:style>
    <style:style style:name="T20" style:family="text">
      <style:text-properties officeooo:rsid="00412ab4"/>
    </style:style>
    <style:style style:name="T21" style:family="text">
      <style:text-properties officeooo:rsid="0042c8a6"/>
    </style:style>
    <style:style style:name="T22" style:family="text">
      <style:text-properties officeooo:rsid="0045fb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Erros 01</text:h>
      <text:p text:style-name="P1">O tratamento de erros no javascript é feito utilizando as estruturas de comando try, catch e fina<text:span text:style-name="T3">l</text:span>ly. É preciso tratar erros para não deixar o sistema mostrar uma mensagem genérica <text:span text:style-name="T1">para o usuario, </text:span>dando um melhor feedback <text:span text:style-name="T1">do que aconteceu na aplicação/sistema/site etc. Gerando uma mensagem personalizada e amigavel.</text:span></text:p>
      <text:p text:style-name="P1"/>
      <text:p text:style-name="P2">Dentro do bloco try será inserido <text:span text:style-name="T1">uma</text:span> rotina para tratar um provavel erro<text:span text:style-name="T1">. </text:span><text:span text:style-name="T2">Q</text:span><text:span text:style-name="T1">uando acontece, a execução do try é interrompida </text:span><text:span text:style-name="T2">e tanto o erro gerado no try quanto a execução é passado para o catch.</text:span></text:p>
      <text:p text:style-name="P2"/>
      <text:p text:style-name="P3">O tratamento em si será feito dentro do bloco catch, onde será possível interceptar o erro e passar o tratamento mais adequado p<text:span text:style-name="T3">a</text:span>ra <text:span text:style-name="T3">a</text:span> aplicação/sistema/site etc. O parametro do catch vai guardar/retornar o tipo de erro ocorrido no try <text:span text:style-name="T3">e para mostra</text:span><text:span text:style-name="T21">r</text:span><text:span text:style-name="T3"> </text:span><text:span text:style-name="T21">apenas a mensagem e não o tipo</text:span><text:span text:style-name="T3"> é preciso usar .message</text:span></text:p>
      <text:p text:style-name="P5"/>
      <text:p text:style-name="P3">O final<text:span text:style-name="T3">l</text:span>y sempre será executado, ocorrendo um erro ou não, apesar disso ele é opcional, sendo possível remove-lo da estrutura.</text:p>
      <text:p text:style-name="P6">_____________________________________________________________________</text:p>
      <text:p text:style-name="P8"><text:span text:style-name="T4">try -</text:span> <text:span text:style-name="T8">Testa uma rotina (bloco de codigo): </text:span><text:span text:style-name="T10">try { <text:s/>} </text:span></text:p>
      <text:p text:style-name="P19"/>
      <text:p text:style-name="P8"><text:span text:style-name="T4">catch -</text:span> <text:span text:style-name="T9">Captura e faz o tratamento do erro gerado pelo try, declarando uma mensagem com base na exceção: </text:span><text:span text:style-name="T10">catch(erro) { <text:s/>} </text:span></text:p>
      <text:p text:style-name="P19"/>
      <text:p text:style-name="P8"><text:span text:style-name="T4">finally -</text:span> <text:span text:style-name="T9">É executado no final da operação </text:span><text:span text:style-name="T20">try catch </text:span><text:span text:style-name="T9">(opcional): </text:span><text:span text:style-name="T10">finally { <text:s/>} </text:span></text:p>
      <text:p text:style-name="P19"/>
      <text:p text:style-name="P8"><text:span text:style-name="T4">throw -</text:span> <text:span text:style-name="T21">Lança</text:span><text:span text:style-name="T9"> uma mensagem de erro, um objeto do tipo Error </text:span><text:span text:style-name="T21">ou algum erro especifico</text:span><text:span text:style-name="T9">: </text:span><text:span text:style-name="T10">throw “ “ </text:span><text:span text:style-name="T9"><text:s/>ou </text:span><text:span text:style-name="T10">throw new Error(“ “) </text:span><text:span text:style-name="T16"><text:s/></text:span><text:span text:style-name="T11">… </text:span></text:p>
      <text:p text:style-name="P8"><text:soft-page-break/><text:span text:style-name="T4">message -</text:span> <text:span text:style-name="T13">Retorna apenas a mensagem do erro e não todas as informações contidas nele (como o tipo): </text:span><text:span text:style-name="T12">erro.message </text:span></text:p>
      <text:p text:style-name="P4"/>
      <text:p text:style-name="P18">Ex:</text:p>
      <text:p text:style-name="P20">try { </text:p>
      <text:p text:style-name="P20"><text:span text:style-name="T14"><text:s text:c="5"/></text:span>if( <text:s/>) { </text:p>
      <text:p text:style-name="P21"><text:span text:style-name="T14"><text:s text:c="10"/></text:span>throw “mensagem” </text:p>
      <text:p text:style-name="P21"><text:span text:style-name="T14"><text:s text:c="5"/></text:span>} els<text:span text:style-name="T13">e</text:span> { </text:p>
      <text:p text:style-name="P21"><text:span text:style-name="T14"><text:s text:c="10"/></text:span>throw new Error(“mensagem”) </text:p>
      <text:p text:style-name="P21"><text:span text:style-name="T14"><text:s text:c="5"/></text:span>} </text:p>
      <text:p text:style-name="P21">} <text:span text:style-name="T13">catch(erro) { </text:span></text:p>
      <text:p text:style-name="P21"><text:span text:style-name="T14"><text:s text:c="5"/></text:span><text:span text:style-name="T13">console.log(erro.message) </text:span></text:p>
      <text:p text:style-name="P22">} finally { </text:p>
      <text:p text:style-name="P21"><text:span text:style-name="T14"><text:s text:c="5"/></text:span><text:span text:style-name="T13">codigo </text:span></text:p>
      <text:p text:style-name="P22">} </text:p>
      <text:p text:style-name="P7">_____________________________________________________________________</text:p>
      <text:p text:style-name="P9"><text:span text:style-name="T3">Apesar de alguns erros serem tratados automaticamente e internamente dentro do javascript, tambem é possível gerar erros propositais utilizando o throw, </text:span><text:span text:style-name="T22">lançando</text:span><text:span text:style-name="T7"> apenas</text:span><text:span text:style-name="T3"> uma mensagem ou um novo objeto do tipo Error</text:span><text:span text:style-name="T7">. O throw geralmente é usado no try e em conjunto com uma estrutura condicional para não acontecer sempre, assim como um erro não intencional ele será mandado para o catch </text:span><text:span text:style-name="T8">e será possível usar o .message nele</text:span></text:p>
      <text:p text:style-name="P10">_____________________________________________________________________</text:p>
      <text:p text:style-name="P16"><text:span text:style-name="T4">stack –</text:span> Pilha de erros, quais erros aconteceram até o erro em questão, ou seja, da origem (de onde começou) até o fim</text:p>
      <text:p text:style-name="P11"/>
      <text:p text:style-name="P13"><text:span text:style-name="T6">niveis -</text:span><text:span text:style-name="T17"> É possível trabalhar com mais de um nivel de try catch, para fazer isso basta lançar (throw) o erro pro catch que estiver no scopo a cima, </text:span><text:span text:style-name="T18">ou seja, ir lançando (um erro) um após o outro até chegar no ultimo nivel, no catch final que vai englobar todos (os erros).</text:span></text:p>
      <text:p text:style-name="P13"><text:soft-page-break/></text:p>
      <text:p text:style-name="P17">O mais aninhado que um try catch deve ir é um dentro do outro, mais que isso virará bagunça e sairá do controle, o recomendado é utilizar os niveis <text:span text:style-name="T19">ao invés disso</text:span></text:p>
      <text:p text:style-name="P12">_____________________________________________________________________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3:39:11.751619824</meta:creation-date>
    <dc:date>2023-04-04T06:04:11.827692658</dc:date>
    <meta:editing-duration>PT3H49M4S</meta:editing-duration>
    <meta:editing-cycles>16</meta:editing-cycles>
    <meta:generator>LibreOffice/7.0.4.2$Linux_X86_64 LibreOffice_project/00$Build-2</meta:generator>
    <meta:document-statistic meta:table-count="0" meta:image-count="0" meta:object-count="0" meta:page-count="3" meta:paragraph-count="30" meta:word-count="455" meta:character-count="2867" meta:non-whitespace-character-count="2374"/>
  </office:meta>
</office:document-meta>
</file>